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ow Units of Measure (UOM) flow through the system</text:h>
      <text:p text:style-name="Standard"/>
      <text:h text:style-name="Heading_20_2" text:outline-level="2">Goods Receipt (stock in)</text:h>
      <text:p text:style-name="Standard"><text:s text:c="2"/>- You provide product, department, quantity, and optionally a UOM and UOM quantity.</text:p>
      <text:p text:style-name="Standard"><text:s text:c="2"/>- Service converts the entered qty to base units using the product’s UOM dimension and factor.</text:p>
      <text:p text:style-name="Standard"><text:s text:c="2"/>- Inventory is incremented in base units; a `stock_movements` row is recorded with movement_type `in`.</text:p>
      <text:p text:style-name="Standard"><text:s text:c="2"/>- Reference: `InventoryUomService::addInventory(...)` uses `UomService::toBaseUnits(...)`.</text:p>
      <text:p text:style-name="Standard"/>
      <text:h text:style-name="Heading_20_2" text:outline-level="2">Stock Transfer (move stock between locations)</text:h>
      <text:p text:style-name="Standard"><text:s text:c="2"/>- Currently transfer items are stored in base units; on Receive:</text:p>
      <text:p text:style-name="Standard"><text:s text:c="4"/>- Source department stock decrements by base units; movement_type `out`.</text:p>
      <text:p text:style-name="Standard"><text:s text:c="4"/>- Destination department stock increments by base units; movement_type `in`.</text:p>
      <text:p text:style-name="Standard"><text:s text:c="2"/>- If/when UOM is added to transfer UI, same base-unit conversion pattern applies.</text:p>
      <text:p text:style-name="Standard"><text:s text:c="2"/>- Reference: `StockTransferController::receive()`.</text:p>
      <text:p text:style-name="Standard"/>
      <text:h text:style-name="Heading_20_2" text:outline-level="2">Order (reservation/quote)</text:h>
      <text:p text:style-name="Standard"><text:s text:c="2"/>- Items include `quantity`, optional UOM fields are not present by default on order forms.</text:p>
      <text:p text:style-name="Standard"><text:s text:c="2"/>- Pricing and VAT are computed per line; inventory is not changed at order time.</text:p>
      <text:p text:style-name="Standard"><text:s text:c="2"/>- If UOM support is added to orders, the same conversion to base units would be used for stock availability checks.</text:p>
      <text:p text:style-name="Standard"/>
      <text:h text:style-name="Heading_20_2" text:outline-level="2">Sale (stock out)</text:h>
      <text:p text:style-name="Standard"><text:s text:c="2"/>- Sale item line supports `uom_id` and `uom_quantity` on the UI.</text:p>
      <text:p text:style-name="Standard"><text:s text:c="2"/>- Totals and VAT are calculated per line; on conversion to inventory operations (post-confirmation), quantities should be converted to base units and deducted.</text:p>
      <text:p text:style-name="Standard"><text:s text:c="2"/>- If a UOM is provided, base units = packs × units_per_uom; if none, quantity is already base.</text:p>
      <text:p text:style-name="Standard"><text:s text:c="2"/>- Reference: UI shows UOM fields in `sales/create.blade.php`; conversions are handled by `UomService`/`InventoryUomService` when integrating the stock update.</text:p>
      <text:p text:style-name="Standard"/>
      <text:p text:style-name="Standard">### Key conversion rules</text:p>
      <text:p text:style-name="Standard"/>
      <text:p text:style-name="Standard">Base unit is the canonical storage unit for inventory.</text:p>
      <text:p text:style-name="Standard">To add/remove stock from any UOM, convert to base using:</text:p>
      <text:p text:style-name="Standard"><text:s text:c="2"/>- `UomService::toBaseUnits(quantity, uomId, uomQuantity)`</text:p>
      <text:p text:style-name="Standard">To display stock in a specific UOM:</text:p>
      <text:p text:style-name="Standard"><text:s text:c="2"/>- `UomService::fromBaseValue(current_stock, uomId)`</text:p>
      <text:p text:style-name="Standard">To transform between two UOMs in same dimension:</text:p>
      <text:p text:style-name="Standard"><text:s text:c="2"/>- `UomService::convert(value, fromUomId, toUomId)`</text:p>
      <text:p text:style-name="Standard"/>
      <text:p text:style-name="Standard">### Practical implications</text:p>
      <text:p text:style-name="Standard"/>
      <text:p text:style-name="Standard">Entering “5 cartons (12 each)” on receipt becomes 60 base units in inventory.</text:p>
      <text:p text:style-name="Standard">Transferring “2 cartons” deducts 24 base units from source and adds 24 to destination.</text:p>
      <text:p text:style-name="Standard">Selling “3 cartons” should deduct 36 base units once the sale posts to inventory.</text:p>
      <text:p text:style-name="Standard"><text:soft-page-break/></text:p>
      <text:p text:style-name="Standard">If you want, I can wire the sale posting step to call `InventoryUomService::removeInventory(...)` using the chosen `uom_id` and `uom_quantity`, so actual stock decrements match the UOM on the sale lin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9T02:31:25.940200070</meta:creation-date>
    <dc:date>2025-09-29T02:34:02.706590393</dc:date>
    <meta:editing-duration>PT2M36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2" meta:paragraph-count="34" meta:word-count="364" meta:character-count="2521" meta:non-whitespace-character-count="2149"/>
  </office:meta>
</office:document-meta>
</file>